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9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0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1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2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3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14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15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16" style:family="paragraph" style:parent-style-name="Preformatted_20_Text">
      <style:text-properties fo:font-size="9pt" officeooo:rsid="010296fb" officeooo:paragraph-rsid="010296fb" style:font-size-asian="9pt" style:font-size-complex="9pt"/>
    </style:style>
    <style:style style:name="P17" style:family="paragraph" style:parent-style-name="Preformatted_20_Text">
      <style:text-properties fo:font-size="9pt" officeooo:rsid="00bcb6b3" officeooo:paragraph-rsid="00fd1ffd" style:font-size-asian="9pt" style:font-size-complex="9pt"/>
    </style:style>
    <style:style style:name="P18" style:family="paragraph" style:parent-style-name="Preformatted_20_Text">
      <style:text-properties fo:font-size="9pt" officeooo:rsid="0106dc70" officeooo:paragraph-rsid="0106dc70" style:font-size-asian="9pt" style:font-size-complex="9pt"/>
    </style:style>
    <style:style style:name="P19" style:family="paragraph" style:parent-style-name="Preformatted_20_Text">
      <style:text-properties fo:font-size="9pt" officeooo:rsid="010a38fb" officeooo:paragraph-rsid="010a38fb" style:font-size-asian="9pt" style:font-size-complex="9pt"/>
    </style:style>
    <style:style style:name="P20" style:family="paragraph" style:parent-style-name="Preformatted_20_Text">
      <style:text-properties fo:font-size="9pt" officeooo:rsid="000b775f" officeooo:paragraph-rsid="0108417b" style:font-size-asian="9pt" style:font-size-complex="9pt"/>
    </style:style>
    <style:style style:name="P21" style:family="paragraph" style:parent-style-name="Preformatted_20_Text">
      <style:text-properties fo:font-size="9pt" officeooo:rsid="01116001" officeooo:paragraph-rsid="01116001" style:font-size-asian="9pt" style:font-size-complex="9pt"/>
    </style:style>
    <style:style style:name="P22" style:family="paragraph" style:parent-style-name="Preformatted_20_Text">
      <style:text-properties fo:font-size="9pt" officeooo:rsid="01145a07" officeooo:paragraph-rsid="01145a07" style:font-size-asian="9pt" style:font-size-complex="9pt"/>
    </style:style>
    <style:style style:name="P23" style:family="paragraph" style:parent-style-name="Preformatted_20_Text">
      <style:text-properties fo:font-size="9pt" officeooo:rsid="01171d10" officeooo:paragraph-rsid="01171d10" style:font-size-asian="9pt" style:font-size-complex="9pt"/>
    </style:style>
    <style:style style:name="P24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25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26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27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28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29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30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31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32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33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34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35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36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37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38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39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40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41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42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43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44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45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46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47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48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49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50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51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52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53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54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55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56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57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58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59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60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61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62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63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64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65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66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67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68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69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70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71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72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73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74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75" style:family="paragraph" style:parent-style-name="Preformatted_20_Text">
      <style:text-properties style:text-line-through-style="solid" style:text-line-through-type="single" fo:font-size="9pt" officeooo:rsid="000356a0" officeooo:paragraph-rsid="008827de" style:font-size-asian="9pt" style:font-size-complex="9pt"/>
    </style:style>
    <style:style style:name="P76" style:family="paragraph" style:parent-style-name="Preformatted_20_Text">
      <style:text-properties style:text-line-through-style="solid" style:text-line-through-type="single" fo:font-size="9pt" officeooo:rsid="000356a0" officeooo:paragraph-rsid="000356a0" style:font-size-asian="9pt" style:font-size-complex="9pt"/>
    </style:style>
    <style:style style:name="P77" style:family="paragraph" style:parent-style-name="Preformatted_20_Text">
      <style:text-properties style:text-line-through-style="solid" style:text-line-through-type="single" fo:font-size="9pt" officeooo:rsid="0085425b" officeooo:paragraph-rsid="008827de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080c721" officeooo:paragraph-rsid="008827de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086a0d1" officeooo:paragraph-rsid="008827de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087c5a5" officeooo:paragraph-rsid="008827de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06317bb" officeooo:paragraph-rsid="006317bb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0dbd51d" officeooo:paragraph-rsid="00dbd51d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00c1ad8" officeooo:paragraph-rsid="010a81af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10a81af" officeooo:paragraph-rsid="010a81af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10f69ec" officeooo:paragraph-rsid="010f69ec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1145a07" officeooo:paragraph-rsid="01145a07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1134b50" officeooo:paragraph-rsid="01134b50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10a38fb" officeooo:paragraph-rsid="010a38fb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1035251" officeooo:paragraph-rsid="01035251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1064bf5" officeooo:paragraph-rsid="01064bf5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106dc70" officeooo:paragraph-rsid="0106dc70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096afc8" officeooo:paragraph-rsid="01035251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108417b" officeooo:paragraph-rsid="0108417b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fd357d" officeooo:paragraph-rsid="00fd357d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091d26d" officeooo:paragraph-rsid="00fd357d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91d26d" officeooo:paragraph-rsid="0091d26d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104de70" officeooo:paragraph-rsid="0104de70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fd1ffd" officeooo:paragraph-rsid="00fd1ffd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ff37d8" officeooo:paragraph-rsid="00ff37d8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1013176" officeooo:paragraph-rsid="01013176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05edbe" officeooo:paragraph-rsid="0005edbe" style:font-size-asian="9pt" style:font-size-complex="9pt"/>
    </style:style>
    <style:style style:name="P102" style:family="paragraph" style:parent-style-name="Preformatted_20_Text">
      <style:text-properties style:text-line-through-style="solid" style:text-line-through-type="single" fo:font-size="9pt" officeooo:rsid="00163046" officeooo:paragraph-rsid="0091d26d" style:font-size-asian="9pt" style:font-size-complex="9pt"/>
    </style:style>
    <style:style style:name="P103" style:family="paragraph" style:parent-style-name="Preformatted_20_Text">
      <style:text-properties style:text-line-through-style="solid" style:text-line-through-type="single" fo:font-size="9pt" officeooo:rsid="00d8989f" officeooo:paragraph-rsid="00d8989f" style:font-size-asian="9pt" style:font-size-complex="9pt"/>
    </style:style>
    <style:style style:name="P104" style:family="paragraph" style:parent-style-name="Preformatted_20_Text">
      <style:text-properties style:text-line-through-style="solid" style:text-line-through-type="single" fo:font-size="9pt" officeooo:rsid="00bb3c34" officeooo:paragraph-rsid="00d8989f" style:font-size-asian="9pt" style:font-size-complex="9pt"/>
    </style:style>
    <style:style style:name="P105" style:family="paragraph" style:parent-style-name="Preformatted_20_Text">
      <style:text-properties style:text-line-through-style="solid" style:text-line-through-type="single" fo:font-size="9pt" officeooo:rsid="00d2c060" officeooo:paragraph-rsid="00d8989f" style:font-size-asian="9pt" style:font-size-complex="9pt"/>
    </style:style>
    <style:style style:name="P106" style:family="paragraph" style:parent-style-name="Preformatted_20_Text">
      <style:text-properties style:text-line-through-style="solid" style:text-line-through-type="single" fo:font-size="9pt" officeooo:rsid="00dcb67b" officeooo:paragraph-rsid="00dcb67b" style:font-size-asian="9pt" style:font-size-complex="9pt"/>
    </style:style>
    <style:style style:name="P107" style:family="paragraph" style:parent-style-name="Preformatted_20_Text">
      <style:text-properties style:text-line-through-style="solid" style:text-line-through-type="single" fo:font-size="9pt" officeooo:rsid="00da6975" officeooo:paragraph-rsid="00da6975" style:font-size-asian="9pt" style:font-size-complex="9pt"/>
    </style:style>
    <style:style style:name="P108" style:family="paragraph" style:parent-style-name="Preformatted_20_Text">
      <style:text-properties style:text-line-through-style="solid" style:text-line-through-type="single" fo:font-size="9pt" officeooo:rsid="00b342af" officeooo:paragraph-rsid="00d8989f" style:font-size-asian="9pt" style:font-size-complex="9pt"/>
    </style:style>
    <style:style style:name="P109" style:family="paragraph" style:parent-style-name="Preformatted_20_Text">
      <style:text-properties style:text-line-through-style="solid" style:text-line-through-type="single" fo:font-size="9pt" officeooo:rsid="00e19d6e" officeooo:paragraph-rsid="00e19d6e" style:font-size-asian="9pt" style:font-size-complex="9pt"/>
    </style:style>
    <style:style style:name="P110" style:family="paragraph" style:parent-style-name="Preformatted_20_Text">
      <style:text-properties style:text-line-through-style="solid" style:text-line-through-type="single" fo:font-size="9pt" officeooo:rsid="00e2f2cd" officeooo:paragraph-rsid="00e2f2cd" style:font-size-asian="9pt" style:font-size-complex="9pt"/>
    </style:style>
    <style:style style:name="P111" style:family="paragraph" style:parent-style-name="Preformatted_20_Text">
      <style:text-properties style:text-line-through-style="solid" style:text-line-through-type="single" fo:font-size="9pt" officeooo:rsid="00e32acc" officeooo:paragraph-rsid="00e32acc" style:font-size-asian="9pt" style:font-size-complex="9pt"/>
    </style:style>
    <style:style style:name="P112" style:family="paragraph" style:parent-style-name="Preformatted_20_Text">
      <style:text-properties style:text-line-through-style="solid" style:text-line-through-type="single" fo:font-size="9pt" officeooo:rsid="00ef6081" officeooo:paragraph-rsid="00ef6081" style:font-size-asian="9pt" style:font-size-complex="9pt"/>
    </style:style>
    <style:style style:name="P113" style:family="paragraph" style:parent-style-name="Preformatted_20_Text">
      <style:text-properties style:text-line-through-style="solid" style:text-line-through-type="single" fo:font-size="9pt" officeooo:rsid="00e4b565" officeooo:paragraph-rsid="00e4b565" style:font-size-asian="9pt" style:font-size-complex="9pt"/>
    </style:style>
    <style:style style:name="P114" style:family="paragraph" style:parent-style-name="Preformatted_20_Text">
      <style:text-properties style:text-line-through-style="solid" style:text-line-through-type="single" fo:font-size="9pt" officeooo:rsid="00e5d784" officeooo:paragraph-rsid="00e5d784" style:font-size-asian="9pt" style:font-size-complex="9pt"/>
    </style:style>
    <style:style style:name="P115" style:family="paragraph" style:parent-style-name="Preformatted_20_Text">
      <style:text-properties style:text-line-through-style="solid" style:text-line-through-type="single" fo:font-size="9pt" officeooo:rsid="00e86564" officeooo:paragraph-rsid="00e86564" style:font-size-asian="9pt" style:font-size-complex="9pt"/>
    </style:style>
    <style:style style:name="P116" style:family="paragraph" style:parent-style-name="Preformatted_20_Text">
      <style:text-properties style:text-line-through-style="solid" style:text-line-through-type="single" fo:font-size="9pt" officeooo:rsid="00e8ef8c" officeooo:paragraph-rsid="00e8ef8c" style:font-size-asian="9pt" style:font-size-complex="9pt"/>
    </style:style>
    <style:style style:name="P117" style:family="paragraph" style:parent-style-name="Preformatted_20_Text">
      <style:text-properties style:text-line-through-style="solid" style:text-line-through-type="single" fo:font-size="9pt" officeooo:rsid="00e8ef8c" officeooo:paragraph-rsid="00ee713b" style:font-size-asian="9pt" style:font-size-complex="9pt"/>
    </style:style>
    <style:style style:name="P118" style:family="paragraph" style:parent-style-name="Preformatted_20_Text">
      <style:text-properties style:text-line-through-style="solid" style:text-line-through-type="single" fo:font-size="9pt" officeooo:rsid="00eabc6a" officeooo:paragraph-rsid="00eabc6a" style:font-size-asian="9pt" style:font-size-complex="9pt"/>
    </style:style>
    <style:style style:name="P119" style:family="paragraph" style:parent-style-name="Preformatted_20_Text">
      <style:text-properties style:text-line-through-style="solid" style:text-line-through-type="single" fo:font-size="9pt" officeooo:rsid="00ee0b9e" officeooo:paragraph-rsid="00ee0b9e" style:font-size-asian="9pt" style:font-size-complex="9pt"/>
    </style:style>
    <style:style style:name="P120" style:family="paragraph" style:parent-style-name="Preformatted_20_Text">
      <style:text-properties style:text-line-through-style="solid" style:text-line-through-type="single" fo:font-size="9pt" officeooo:rsid="00f0cfb3" officeooo:paragraph-rsid="00f0cfb3" style:font-size-asian="9pt" style:font-size-complex="9pt"/>
    </style:style>
    <style:style style:name="P121" style:family="paragraph" style:parent-style-name="Preformatted_20_Text"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22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23" style:family="paragraph" style:parent-style-name="Preformatted_20_Text"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24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25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7ec7" officeooo:paragraph-rsid="00f17ec7" style:font-size-asian="9pt" style:font-size-complex="9pt"/>
    </style:style>
    <style:style style:name="P126" style:family="paragraph" style:parent-style-name="Preformatted_20_Text">
      <style:text-properties style:text-line-through-style="solid" style:text-line-through-type="single" fo:font-size="9pt" officeooo:rsid="00fbe59c" officeooo:paragraph-rsid="00fbe59c" style:font-size-asian="9pt" style:font-size-complex="9pt"/>
    </style:style>
    <style:style style:name="P127" style:family="paragraph" style:parent-style-name="Preformatted_20_Text">
      <style:text-properties fo:font-size="9pt" officeooo:rsid="0119eb20" officeooo:paragraph-rsid="0119eb20" style:font-size-asian="9pt" style:font-size-complex="9pt"/>
    </style:style>
    <style:style style:name="P128" style:family="paragraph" style:parent-style-name="Preformatted_20_Text">
      <style:text-properties fo:font-size="9pt" officeooo:rsid="011b4679" officeooo:paragraph-rsid="011b4679" style:font-size-asian="9pt" style:font-size-complex="9pt"/>
    </style:style>
    <style:style style:name="P129" style:family="paragraph" style:parent-style-name="Preformatted_20_Text">
      <style:text-properties fo:font-size="9pt" officeooo:rsid="011b4679" officeooo:paragraph-rsid="011d3d5c" style:font-size-asian="9pt" style:font-size-complex="9pt"/>
    </style:style>
    <style:style style:name="P130" style:family="paragraph" style:parent-style-name="Preformatted_20_Text">
      <style:text-properties fo:font-size="9pt" officeooo:rsid="011b4679" officeooo:paragraph-rsid="011dcf0d" style:font-size-asian="9pt" style:font-size-complex="9pt"/>
    </style:style>
    <style:style style:name="P131" style:family="paragraph" style:parent-style-name="Preformatted_20_Text">
      <style:text-properties fo:font-size="9pt" officeooo:rsid="011be00b" officeooo:paragraph-rsid="011be00b" style:font-size-asian="9pt" style:font-size-complex="9pt"/>
    </style:style>
    <style:style style:name="P132" style:family="paragraph" style:parent-style-name="Preformatted_20_Text">
      <style:text-properties fo:font-size="9pt" officeooo:rsid="011be00b" officeooo:paragraph-rsid="011d3d5c" style:font-size-asian="9pt" style:font-size-complex="9pt"/>
    </style:style>
    <style:style style:name="P133" style:family="paragraph" style:parent-style-name="Preformatted_20_Text">
      <style:text-properties fo:font-size="9pt" officeooo:rsid="011dcf0d" officeooo:paragraph-rsid="011dcf0d" style:font-size-asian="9pt" style:font-size-complex="9pt"/>
    </style:style>
    <style:style style:name="P134" style:family="paragraph" style:parent-style-name="Preformatted_20_Text">
      <style:paragraph-properties fo:break-before="page"/>
      <style:text-properties fo:font-size="9pt" officeooo:rsid="011dcf0d" officeooo:paragraph-rsid="011dcf0d" style:font-size-asian="9pt" style:font-size-complex="9pt"/>
    </style:style>
    <style:style style:name="P135" style:family="paragraph" style:parent-style-name="Preformatted_20_Text">
      <style:text-properties fo:font-size="9pt" officeooo:rsid="011dcf0d" officeooo:paragraph-rsid="011b4679" style:font-size-asian="9pt" style:font-size-complex="9pt"/>
    </style:style>
    <style:style style:name="P136" style:family="paragraph" style:parent-style-name="Preformatted_20_Text">
      <style:text-properties fo:font-size="9pt" officeooo:rsid="01208c28" officeooo:paragraph-rsid="01208c28" style:font-size-asian="9pt" style:font-size-complex="9pt"/>
    </style:style>
    <style:style style:name="P137" style:family="paragraph" style:parent-style-name="Preformatted_20_Text">
      <style:text-properties fo:font-size="9pt" officeooo:rsid="01227cd5" officeooo:paragraph-rsid="01227cd5" style:font-size-asian="9pt" style:font-size-complex="9pt"/>
    </style:style>
    <style:style style:name="P138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139" style:family="paragraph" style:parent-style-name="Preformatted_20_Text">
      <style:text-properties fo:font-size="9pt" officeooo:rsid="012450b9" officeooo:paragraph-rsid="012450b9" style:font-size-asian="9pt" style:font-size-complex="9pt"/>
    </style:style>
    <style:style style:name="P140" style:family="paragraph" style:parent-style-name="Preformatted_20_Text">
      <style:text-properties fo:font-size="9pt" officeooo:rsid="01261422" officeooo:paragraph-rsid="01261422" style:font-size-asian="9pt" style:font-size-complex="9pt"/>
    </style:style>
    <style:style style:name="P141" style:family="paragraph" style:parent-style-name="Preformatted_20_Text">
      <style:text-properties fo:font-size="9pt" officeooo:rsid="0128b863" officeooo:paragraph-rsid="0128b863" style:font-size-asian="9pt" style:font-size-complex="9pt"/>
    </style:style>
    <style:style style:name="P142" style:family="paragraph" style:parent-style-name="Preformatted_20_Text">
      <style:text-properties fo:font-size="9pt" officeooo:rsid="012c403b" officeooo:paragraph-rsid="012c403b" style:font-size-asian="9pt" style:font-size-complex="9pt"/>
    </style:style>
    <style:style style:name="P143" style:family="paragraph" style:parent-style-name="Preformatted_20_Text">
      <style:text-properties fo:font-size="9pt" officeooo:rsid="012cea4c" officeooo:paragraph-rsid="012cea4c" style:font-size-asian="9pt" style:font-size-complex="9pt"/>
    </style:style>
    <style:style style:name="P144" style:family="paragraph" style:parent-style-name="Preformatted_20_Text">
      <style:text-properties fo:font-size="9pt" officeooo:rsid="012d4741" officeooo:paragraph-rsid="012d4741" style:font-size-asian="9pt" style:font-size-complex="9pt"/>
    </style:style>
    <style:style style:name="P145" style:family="paragraph" style:parent-style-name="Preformatted_20_Text">
      <style:text-properties fo:font-size="9pt" officeooo:rsid="012f0cf4" officeooo:paragraph-rsid="012f0cf4" style:font-size-asian="9pt" style:font-size-complex="9pt"/>
    </style:style>
    <style:style style:name="P146" style:family="paragraph" style:parent-style-name="Preformatted_20_Text">
      <style:text-properties fo:font-size="9pt" officeooo:rsid="012f147f" officeooo:paragraph-rsid="012f147f" style:font-size-asian="9pt" style:font-size-complex="9pt"/>
    </style:style>
    <style:style style:name="P147" style:family="paragraph" style:parent-style-name="Preformatted_20_Text">
      <style:text-properties fo:font-size="9pt" officeooo:rsid="0131d4da" officeooo:paragraph-rsid="0131d4da" style:font-size-asian="9pt" style:font-size-complex="9pt"/>
    </style:style>
    <style:style style:name="P148" style:family="paragraph" style:parent-style-name="Preformatted_20_Text">
      <style:text-properties fo:font-size="9pt" officeooo:rsid="0131ee92" officeooo:paragraph-rsid="0131ee92" fo:background-color="#ffff00" style:font-size-asian="9pt" style:font-size-complex="9pt"/>
    </style:style>
    <style:style style:name="P149" style:family="paragraph" style:parent-style-name="Preformatted_20_Text">
      <style:text-properties fo:font-size="9pt" officeooo:rsid="0133cc81" officeooo:paragraph-rsid="0133cc81" fo:background-color="#ffff00" style:font-size-asian="9pt" style:font-size-complex="9pt"/>
    </style:style>
    <style:style style:name="P150" style:family="paragraph" style:parent-style-name="Preformatted_20_Text">
      <style:text-properties fo:font-size="9pt" officeooo:rsid="013580cd" officeooo:paragraph-rsid="013580cd" fo:background-color="#ffff00" style:font-size-asian="9pt" style:font-size-complex="9pt"/>
    </style:style>
    <style:style style:name="P151" style:family="paragraph" style:parent-style-name="Preformatted_20_Text">
      <style:text-properties fo:font-size="9pt" officeooo:rsid="01387bc0" officeooo:paragraph-rsid="01387bc0" fo:background-color="#ffff00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e348b"/>
    </style:style>
    <style:style style:name="T6" style:family="text">
      <style:text-properties officeooo:rsid="000ed277"/>
    </style:style>
    <style:style style:name="T7" style:family="text">
      <style:text-properties officeooo:rsid="0012457b"/>
    </style:style>
    <style:style style:name="T8" style:family="text">
      <style:text-properties officeooo:rsid="00140c9d"/>
    </style:style>
    <style:style style:name="T9" style:family="text">
      <style:text-properties officeooo:rsid="0017e90c"/>
    </style:style>
    <style:style style:name="T10" style:family="text">
      <style:text-properties officeooo:rsid="00196eb9"/>
    </style:style>
    <style:style style:name="T11" style:family="text">
      <style:text-properties officeooo:rsid="00197977"/>
    </style:style>
    <style:style style:name="T12" style:family="text">
      <style:text-properties officeooo:rsid="001b4a62"/>
    </style:style>
    <style:style style:name="T13" style:family="text">
      <style:text-properties officeooo:rsid="001dc152"/>
    </style:style>
    <style:style style:name="T14" style:family="text">
      <style:text-properties officeooo:rsid="002069ba"/>
    </style:style>
    <style:style style:name="T15" style:family="text">
      <style:text-properties officeooo:rsid="0020ef14"/>
    </style:style>
    <style:style style:name="T16" style:family="text">
      <style:text-properties officeooo:rsid="002230df"/>
    </style:style>
    <style:style style:name="T17" style:family="text">
      <style:text-properties officeooo:rsid="0023dd03"/>
    </style:style>
    <style:style style:name="T18" style:family="text">
      <style:text-properties officeooo:rsid="00292be2"/>
    </style:style>
    <style:style style:name="T19" style:family="text">
      <style:text-properties officeooo:rsid="00299fed"/>
    </style:style>
    <style:style style:name="T20" style:family="text">
      <style:text-properties officeooo:rsid="002e72c0"/>
    </style:style>
    <style:style style:name="T21" style:family="text">
      <style:text-properties officeooo:rsid="002f0617"/>
    </style:style>
    <style:style style:name="T22" style:family="text">
      <style:text-properties officeooo:rsid="00321113"/>
    </style:style>
    <style:style style:name="T23" style:family="text">
      <style:text-properties officeooo:rsid="0033ca68"/>
    </style:style>
    <style:style style:name="T24" style:family="text">
      <style:text-properties officeooo:rsid="00367467"/>
    </style:style>
    <style:style style:name="T25" style:family="text">
      <style:text-properties officeooo:rsid="00385205"/>
    </style:style>
    <style:style style:name="T26" style:family="text">
      <style:text-properties officeooo:rsid="003b617f"/>
    </style:style>
    <style:style style:name="T27" style:family="text">
      <style:text-properties officeooo:rsid="003c06ee"/>
    </style:style>
    <style:style style:name="T28" style:family="text">
      <style:text-properties officeooo:rsid="003f1013"/>
    </style:style>
    <style:style style:name="T29" style:family="text">
      <style:text-properties officeooo:rsid="0040cf91"/>
    </style:style>
    <style:style style:name="T30" style:family="text">
      <style:text-properties officeooo:rsid="0042b154"/>
    </style:style>
    <style:style style:name="T31" style:family="text">
      <style:text-properties officeooo:rsid="00472c36"/>
    </style:style>
    <style:style style:name="T32" style:family="text">
      <style:text-properties officeooo:rsid="004f7764"/>
    </style:style>
    <style:style style:name="T33" style:family="text">
      <style:text-properties officeooo:rsid="0060e3a7"/>
    </style:style>
    <style:style style:name="T34" style:family="text">
      <style:text-properties officeooo:rsid="0065f28c"/>
    </style:style>
    <style:style style:name="T35" style:family="text">
      <style:text-properties officeooo:rsid="0065fab1"/>
    </style:style>
    <style:style style:name="T36" style:family="text">
      <style:text-properties officeooo:rsid="00699ad0"/>
    </style:style>
    <style:style style:name="T37" style:family="text">
      <style:text-properties officeooo:rsid="006d15c5"/>
    </style:style>
    <style:style style:name="T38" style:family="text">
      <style:text-properties officeooo:rsid="006ee7f6"/>
    </style:style>
    <style:style style:name="T39" style:family="text">
      <style:text-properties officeooo:rsid="006eeca9"/>
    </style:style>
    <style:style style:name="T40" style:family="text">
      <style:text-properties officeooo:rsid="006f9ae8"/>
    </style:style>
    <style:style style:name="T41" style:family="text">
      <style:text-properties officeooo:rsid="007194f2"/>
    </style:style>
    <style:style style:name="T42" style:family="text">
      <style:text-properties officeooo:rsid="0072322d"/>
    </style:style>
    <style:style style:name="T43" style:family="text">
      <style:text-properties officeooo:rsid="007579f9"/>
    </style:style>
    <style:style style:name="T44" style:family="text">
      <style:text-properties officeooo:rsid="0075d0c3"/>
    </style:style>
    <style:style style:name="T45" style:family="text">
      <style:text-properties officeooo:rsid="0078ec60"/>
    </style:style>
    <style:style style:name="T46" style:family="text">
      <style:text-properties officeooo:rsid="0079efe5"/>
    </style:style>
    <style:style style:name="T47" style:family="text">
      <style:text-properties officeooo:rsid="007df907"/>
    </style:style>
    <style:style style:name="T48" style:family="text">
      <style:text-properties officeooo:rsid="007ebd4c"/>
    </style:style>
    <style:style style:name="T49" style:family="text">
      <style:text-properties officeooo:rsid="0080bc27"/>
    </style:style>
    <style:style style:name="T50" style:family="text">
      <style:text-properties officeooo:rsid="0080c721"/>
    </style:style>
    <style:style style:name="T51" style:family="text">
      <style:text-properties officeooo:rsid="00842fb4"/>
    </style:style>
    <style:style style:name="T52" style:family="text">
      <style:text-properties officeooo:rsid="0087d569"/>
    </style:style>
    <style:style style:name="T53" style:family="text">
      <style:text-properties officeooo:rsid="00a09010"/>
    </style:style>
    <style:style style:name="T54" style:family="text">
      <style:text-properties officeooo:rsid="00a7e97d"/>
    </style:style>
    <style:style style:name="T55" style:family="text">
      <style:text-properties officeooo:rsid="00b08175"/>
    </style:style>
    <style:style style:name="T56" style:family="text">
      <style:text-properties officeooo:rsid="00cc38f1"/>
    </style:style>
    <style:style style:name="T57" style:family="text">
      <style:text-properties officeooo:rsid="00ccd545"/>
    </style:style>
    <style:style style:name="T58" style:family="text">
      <style:text-properties officeooo:rsid="00cda726"/>
    </style:style>
    <style:style style:name="T59" style:family="text">
      <style:text-properties officeooo:rsid="00d15a67"/>
    </style:style>
    <style:style style:name="T60" style:family="text">
      <style:text-properties officeooo:rsid="00d3e2aa"/>
    </style:style>
    <style:style style:name="T61" style:family="text">
      <style:text-properties officeooo:rsid="00d4b80a"/>
    </style:style>
    <style:style style:name="T62" style:family="text">
      <style:text-properties officeooo:rsid="00d84ccf"/>
    </style:style>
    <style:style style:name="T63" style:family="text">
      <style:text-properties officeooo:rsid="00d8989f"/>
    </style:style>
    <style:style style:name="T64" style:family="text">
      <style:text-properties officeooo:rsid="00da6975"/>
    </style:style>
    <style:style style:name="T65" style:family="text">
      <style:text-properties officeooo:rsid="00dd3ab1"/>
    </style:style>
    <style:style style:name="T66" style:family="text">
      <style:text-properties officeooo:rsid="00e19d6e"/>
    </style:style>
    <style:style style:name="T67" style:family="text">
      <style:text-properties officeooo:rsid="00e41a20"/>
    </style:style>
    <style:style style:name="T68" style:family="text">
      <style:text-properties officeooo:rsid="00e5d784"/>
    </style:style>
    <style:style style:name="T69" style:family="text">
      <style:text-properties officeooo:rsid="00e61a98"/>
    </style:style>
    <style:style style:name="T70" style:family="text">
      <style:text-properties officeooo:rsid="00e76312"/>
    </style:style>
    <style:style style:name="T71" style:family="text">
      <style:text-properties officeooo:rsid="00e86564"/>
    </style:style>
    <style:style style:name="T72" style:family="text">
      <style:text-properties officeooo:rsid="00e8ef8c"/>
    </style:style>
    <style:style style:name="T73" style:family="text">
      <style:text-properties officeooo:rsid="00e9d616"/>
    </style:style>
    <style:style style:name="T74" style:family="text">
      <style:text-properties officeooo:rsid="00ee38c8"/>
    </style:style>
    <style:style style:name="T75" style:family="text">
      <style:text-properties officeooo:rsid="00ef6081"/>
    </style:style>
    <style:style style:name="T76" style:family="text">
      <style:text-properties officeooo:rsid="00f0cfb3"/>
    </style:style>
    <style:style style:name="T77" style:family="text">
      <style:text-properties officeooo:rsid="00f15e16"/>
    </style:style>
    <style:style style:name="T78" style:family="text">
      <style:text-properties officeooo:rsid="00f17ec7"/>
    </style:style>
    <style:style style:name="T79" style:family="text">
      <style:text-properties officeooo:rsid="00fbe59c"/>
    </style:style>
    <style:style style:name="T80" style:family="text">
      <style:text-properties officeooo:rsid="0100ed40"/>
    </style:style>
    <style:style style:name="T81" style:family="text">
      <style:text-properties officeooo:rsid="01035251"/>
    </style:style>
    <style:style style:name="T82" style:family="text">
      <style:text-properties officeooo:rsid="0108417b"/>
    </style:style>
    <style:style style:name="T83" style:family="text">
      <style:text-properties officeooo:rsid="01084d6c"/>
    </style:style>
    <style:style style:name="T84" style:family="text">
      <style:text-properties officeooo:rsid="010a81af"/>
    </style:style>
    <style:style style:name="T85" style:family="text">
      <style:text-properties officeooo:rsid="01139442"/>
    </style:style>
    <style:style style:name="T86" style:family="text">
      <style:text-properties officeooo:rsid="01145a07"/>
    </style:style>
    <style:style style:name="T87" style:family="text">
      <style:text-properties officeooo:rsid="0116526c"/>
    </style:style>
    <style:style style:name="T88" style:family="text">
      <style:text-properties officeooo:rsid="0117331c"/>
    </style:style>
    <style:style style:name="T89" style:family="text">
      <style:text-properties officeooo:rsid="011b4679"/>
    </style:style>
    <style:style style:name="T90" style:family="text">
      <style:text-properties officeooo:rsid="011be00b"/>
    </style:style>
    <style:style style:name="T91" style:family="text">
      <style:text-properties officeooo:rsid="011d3d5c"/>
    </style:style>
    <style:style style:name="T92" style:family="text">
      <style:text-properties officeooo:rsid="01237b88"/>
    </style:style>
    <style:style style:name="T93" style:family="text">
      <style:text-properties officeooo:rsid="01280a37"/>
    </style:style>
    <style:style style:name="T94" style:family="text">
      <style:text-properties officeooo:rsid="012a582b"/>
    </style:style>
    <style:style style:name="T95" style:family="text">
      <style:text-properties officeooo:rsid="012f147f"/>
    </style:style>
    <style:style style:name="T96" style:family="text">
      <style:text-properties officeooo:rsid="01305d3f"/>
    </style:style>
    <style:style style:name="T97" style:family="text">
      <style:text-properties fo:background-color="#ffff00" loext:char-shading-value="0"/>
    </style:style>
    <style:style style:name="T98" style:family="text">
      <style:text-properties officeooo:rsid="0131ee92" fo:background-color="#ffff00" loext:char-shading-value="0"/>
    </style:style>
    <style:style style:name="T99" style:family="text">
      <style:text-properties officeooo:rsid="013a6a1e" fo:background-color="#ffff00" loext:char-shading-value="0"/>
    </style:style>
    <style:style style:name="T100" style:family="text">
      <style:text-properties officeooo:rsid="01372614"/>
    </style:style>
    <style:style style:name="T101" style:family="text">
      <style:text-properties officeooo:rsid="01387b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T boardContainer = boardContainer node</text:p>
      <text:p text:style-name="P1"/>
      <text:p text:style-name="P1">centralData {</text:p>
      <text:p text:style-name="P26"><text:tab/>board<text:span text:style-name="T16">Tiles</text:span><text:span text:style-name="T20">{</text:span></text:p>
      <text:p text:style-name="P24"><text:span text:style-name="T20"><text:tab/><text:tab/>x: </text:span><text:span text:style-name="T24">[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9"><text:tab/><text:tab/>]</text:p>
      <text:p text:style-name="P30"><text:tab/>}</text:p>
      <text:p text:style-name="P76"><text:tab/>getTileFromCoordinate()</text:p>
      <text:p text:style-name="P10"/>
      <text:p text:style-name="P10"/>
      <text:p text:style-name="P81"><text:tab/>getPieceObjectFromString(string){</text:p>
      <text:p text:style-name="P81"><text:tab/><text:tab/>FOR EACH piece (piece) {</text:p>
      <text:p text:style-name="P81"><text:tab/><text:tab/><text:tab/>if piece.name equals string</text:p>
      <text:p text:style-name="P81"><text:tab/><text:tab/><text:tab/>return piece</text:p>
      <text:p text:style-name="P81"><text:tab/><text:tab/>}</text:p>
      <text:p text:style-name="P81"><text:tab/>}</text:p>
      <text:p text:style-name="P82"><text:tab/>availableTiles{</text:p>
      <text:p text:style-name="P82"><text:tab/><text:tab/>move[]</text:p>
      <text:p text:style-name="P82"><text:tab/><text:tab/>attack[]</text:p>
      <text:p text:style-name="P82"><text:tab/>}</text:p>
      <text:p text:style-name="P10"/>
      <text:p text:style-name="P3">}</text:p>
      <text:p text:style-name="P1"/>
      <text:p text:style-name="P4"/>
      <text:p text:style-name="P4"><text:span text:style-name="T2">b</text:span>oard {</text:p>
      <text:p text:style-name="P31"><text:tab/>tileFactory(<text:span text:style-name="T5">xCoordinate, yCoordinate, color</text:span>)<text:span text:style-name="T5">{</text:span></text:p>
      <text:p text:style-name="P32"><text:tab/><text:tab/>LET coordinates <text:span text:style-name="T69">{</text:span></text:p>
      <text:p text:style-name="P33"><text:tab/><text:tab/><text:tab/>x:<text:span text:style-name="T70"> xCoordinate</text:span></text:p>
      <text:p text:style-name="P33"><text:tab/><text:tab/><text:tab/>y:<text:span text:style-name="T70"> yCoordinate</text:span></text:p>
      <text:p text:style-name="P33"><text:tab/><text:tab/>}</text:p>
      <text:p text:style-name="P32"><text:tab/><text:tab/>LET color = color</text:p>
      <text:p text:style-name="P32"><text:tab/><text:tab/>LET content = ""</text:p>
      <text:p text:style-name="P32"><text:tab/><text:tab/>LET <text:span text:style-name="T53">available</text:span> = false</text:p>
      <text:p text:style-name="P32"><text:tab/><text:tab/>RETURN the object with the current variables as properties</text:p>
      <text:p text:style-name="P32"><text:span text:style-name="T8"><text:tab/></text:span>}</text:p>
      <text:p text:style-name="P6"><text:tab/><text:tab/></text:p>
      <text:p text:style-name="P5"><text:span text:style-name="T8"><text:tab/></text:span><text:span text:style-name="T1">createTiles</text:span>()<text:span text:style-name="T6">{</text:span></text:p>
      <text:p text:style-name="P34"><text:tab/>LET color = "white"</text:p>
      <text:p text:style-name="P34"><text:tab/>LET x = <text:span text:style-name="T32">0</text:span></text:p>
      <text:p text:style-name="P34"><text:tab/>LET y = <text:span text:style-name="T32">0</text:span></text:p>
      <text:p text:style-name="P34"><text:tab/>DO loop{</text:p>
      <text:p text:style-name="P34"><text:tab/><text:tab/>CREATE <text:span text:style-name="T7">tile object</text:span> through tileFactory(xCoordinate, Ycoordinate, color)</text:p>
      <text:p text:style-name="P35"><text:tab/><text:tab/>ADD eventlistener to tile<text:span text:style-name="T17"> (click, checkTileAction(tile)</text:span></text:p>
      <text:p text:style-name="P35"/>
      <text:p text:style-name="P37"><text:tab/><text:tab/>push tile onto board<text:span text:style-name="T16">Tiles</text:span><text:span text:style-name="T27">.x</text:span>[<text:span text:style-name="T27">xCoordinate</text:span>]<text:span text:style-name="T28">.</text:span><text:span text:style-name="T27">y[yCoordinate]</text:span></text:p>
      <text:p text:style-name="P36"/>
      <text:p text:style-name="P34"><text:tab/><text:tab/>IF xCoordinate &lt; <text:span text:style-name="T26">7</text:span></text:p>
      <text:p text:style-name="P34"><text:soft-page-break/><text:tab/><text:tab/><text:tab/>INCREMENT xCoordinate</text:p>
      <text:p text:style-name="P34"><text:tab/><text:tab/>ELSE IF yCoordinate &lt; <text:span text:style-name="T26">7</text:span></text:p>
      <text:p text:style-name="P34"><text:tab/><text:tab/><text:tab/>INCREMENT yCoordinate</text:p>
      <text:p text:style-name="P34"><text:tab/><text:tab/><text:tab/>xCoordinate = 1</text:p>
      <text:p text:style-name="P34"><text:tab/><text:tab/>ELSE</text:p>
      <text:p text:style-name="P34"><text:tab/><text:tab/><text:tab/>BREAK do loop</text:p>
      <text:p text:style-name="P38"/>
      <text:p text:style-name="P34"><text:tab/>}</text:p>
      <text:p text:style-name="P9"/>
      <text:p text:style-name="P75"><text:tab/>update()<text:span text:style-name="T50">{</text:span></text:p>
      <text:p text:style-name="P77"><text:tab/><text:tab/>boardcontainer content is empty</text:p>
      <text:p text:style-name="P78"><text:tab/><text:tab/>let currentTile = this.boardTiles.x[0].y[0]</text:p>
      <text:p text:style-name="P78"><text:tab/><text:tab/>FOR (i = 0; i &gt;= 63 ; i++){</text:p>
      <text:p text:style-name="P79"><text:tab/><text:tab/><text:tab/>boardContainer APPEND currentTile</text:p>
      <text:p text:style-name="P80"><text:tab/><text:tab/><text:tab/>currentTile = <text:span text:style-name="T52">getNextTile(currentTile)</text:span></text:p>
      <text:p text:style-name="P78"><text:tab/><text:tab/>}</text:p>
      <text:p text:style-name="P78"><text:tab/>}</text:p>
      <text:p text:style-name="P11"/>
      <text:p text:style-name="P13"><text:tab/>visualizeAvailableTiles()</text:p>
      <text:p text:style-name="P1">}</text:p>
      <text:p text:style-name="P1"/>
      <text:p text:style-name="P1"/>
      <text:p text:style-name="P1"/>
      <text:p text:style-name="P1"/>
      <text:p text:style-name="P27"><text:span text:style-name="T2">p</text:span>ieces {</text:p>
      <text:p text:style-name="P27"><text:tab/>constructor(<text:span text:style-name="T9">name, movement, player</text:span>)<text:span text:style-name="T10"> {</text:span></text:p>
      <text:p text:style-name="P39"><text:tab/><text:tab/>name = name</text:p>
      <text:p text:style-name="P39"><text:tab/><text:tab/>movement = movement</text:p>
      <text:p text:style-name="P40"><text:tab/><text:tab/>player = player</text:p>
      <text:p text:style-name="P39"><text:tab/><text:tab/>picture = picture</text:p>
      <text:p text:style-name="P41"><text:tab/><text:tab/><text:span text:style-name="T5">RETURN the object with the current variables as properties</text:span></text:p>
      <text:p text:style-name="P41"><text:tab/>}</text:p>
      <text:p text:style-name="P28"><text:tab/><text:span text:style-name="T1">list</text:span><text:span text:style-name="T18">[</text:span></text:p>
      <text:p text:style-name="P42"><text:tab/><text:tab/>name: ""</text:p>
      <text:p text:style-name="P42"><text:tab/><text:tab/>movement: {</text:p>
      <text:p text:style-name="P42"><text:tab/><text:tab/><text:tab/>direction: other</text:p>
      <text:p text:style-name="P42"><text:tab/><text:tab/><text:tab/>x: </text:p>
      <text:p text:style-name="P42"><text:tab/><text:tab/><text:tab/>y: </text:p>
      <text:p text:style-name="P42"><text:tab/><text:tab/><text:tab/>jump: <text:span text:style-name="T12">BOOLEAN</text:span></text:p>
      <text:p text:style-name="P42"><text:tab/><text:tab/><text:tab/>attack{</text:p>
      <text:p text:style-name="P42"><text:tab/><text:tab/><text:tab/><text:span text:style-name="T12"><text:tab/></text:span>x: </text:p>
      <text:p text:style-name="P42"><text:tab/><text:tab/><text:tab/><text:span text:style-name="T12"><text:tab/></text:span>y:<text:span text:style-name="T12"> </text:span></text:p>
      <text:p text:style-name="P42"><text:tab/><text:tab/><text:tab/>}</text:p>
      <text:p text:style-name="P43"><text:tab/><text:tab/>player: "white" or "black"</text:p>
      <text:p text:style-name="P44"><text:tab/><text:tab/>image: image url<text:span text:style-name="T13"> (svg?)</text:span></text:p>
      <text:p text:style-name="P42"><text:tab/><text:tab/><text:span text:style-name="T18">]</text:span></text:p>
      <text:p text:style-name="P28"><text:span text:style-name="T11"><text:tab/></text:span><text:span text:style-name="T1">}</text:span></text:p>
      <text:p text:style-name="P2"/>
      <text:p text:style-name="P45"><text:span text:style-name="T4"><text:tab/></text:span>placement{</text:p>
      <text:p text:style-name="P46"><text:tab/><text:tab/>white<text:span text:style-name="T15">: </text:span><text:span text:style-name="T41">[</text:span></text:p>
      <text:p text:style-name="P47"><text:tab/><text:tab/><text:tab/>16 <text:span text:style-name="T29">array entries</text:span> with names</text:p>
      <text:p text:style-name="P48"><text:tab/><text:tab/><text:tab/>"rook"<text:span text:style-name="T42">,</text:span></text:p>
      <text:p text:style-name="P48"><text:tab/><text:tab/><text:tab/>"knight"<text:span text:style-name="T42">,</text:span></text:p>
      <text:p text:style-name="P48"><text:tab/><text:tab/><text:tab/>"bishop"<text:span text:style-name="T42">,</text:span></text:p>
      <text:p text:style-name="P48"><text:tab/><text:tab/><text:tab/>"queen"<text:span text:style-name="T42">,</text:span></text:p>
      <text:p text:style-name="P48"><text:tab/><text:tab/><text:tab/>"king"<text:span text:style-name="T42">,</text:span></text:p>
      <text:p text:style-name="P48"><text:tab/><text:tab/><text:tab/><text:span text:style-name="T42">"bishop",</text:span></text:p>
      <text:p text:style-name="P49"><text:tab/><text:tab/><text:tab/>"knight",</text:p>
      <text:p text:style-name="P49"><text:tab/><text:tab/><text:tab/>"rook",</text:p>
      <text:p text:style-name="P49"/>
      <text:p text:style-name="P49"><text:tab/><text:tab/><text:tab/>"pawn",</text:p>
      <text:p text:style-name="P49"><text:tab/><text:tab/><text:tab/>"pawn",</text:p>
      <text:p text:style-name="P49"><text:tab/><text:tab/><text:tab/>"pawn",</text:p>
      <text:p text:style-name="P49"><text:tab/><text:tab/><text:tab/>"pawn",</text:p>
      <text:p text:style-name="P49"><text:tab/><text:tab/><text:tab/>"pawn",</text:p>
      <text:p text:style-name="P49"><text:tab/><text:tab/><text:tab/>"pawn",</text:p>
      <text:p text:style-name="P49"><text:tab/><text:tab/><text:tab/>"pawn",</text:p>
      <text:p text:style-name="P49"><text:tab/><text:tab/><text:tab/>"pawn",</text:p>
      <text:p text:style-name="P47"><text:tab/><text:tab/><text:span text:style-name="T41">]</text:span></text:p>
      <text:p text:style-name="P46"><text:tab/><text:tab/><text:span text:style-name="T15">black: {</text:span></text:p>
      <text:p text:style-name="P47"><text:tab/><text:tab/><text:tab/>16 <text:span text:style-name="T30">array entries</text:span> with names</text:p>
      <text:p text:style-name="P47"><text:soft-page-break/><text:tab/><text:tab/>}</text:p>
      <text:p text:style-name="P45"><text:span text:style-name="T14"><text:tab/></text:span>}</text:p>
      <text:p text:style-name="P50">}</text:p>
      <text:p text:style-name="P7"/>
      <text:p text:style-name="P7"/>
      <text:p text:style-name="P7">preparation <text:span text:style-name="T19">(</text:span>{</text:p>
      <text:p text:style-name="P51"><text:tab/>board.createTiles()</text:p>
      <text:p text:style-name="P52"><text:tab/>addPiecesToTiles(</text:p>
      <text:p text:style-name="P54"><text:tab/><text:tab/>//<text:span text:style-name="T37"> </text:span>place the white pieces</text:p>
      <text:p text:style-name="P55"><text:span text:style-name="T31"><text:tab/></text:span><text:span text:style-name="T33"><text:tab/></text:span><text:span text:style-name="T47">LET</text:span><text:span text:style-name="T35"> </text:span><text:span text:style-name="T46">currentTile</text:span><text:span text:style-name="T35"> = </text:span><text:span text:style-name="T44">boardTiles.x[0].y[0]</text:span></text:p>
      <text:p text:style-name="P56"><text:tab/><text:tab/><text:span text:style-name="T47">LET</text:span> i = 0</text:p>
      <text:p text:style-name="P57"><text:tab/><text:tab/><text:span text:style-name="T40">LET</text:span><text:span text:style-name="T39"> pieceName = </text:span>placement<text:span text:style-name="T39">.white[i]</text:span></text:p>
      <text:p text:style-name="P60"><text:tab/><text:tab/><text:span text:style-name="T34">DO {</text:span></text:p>
      <text:p text:style-name="P62"><text:tab/><text:tab/><text:tab/>IF <text:span text:style-name="T38">placement</text:span><text:span text:style-name="T39">.white[i]</text:span> is not falsy,<text:span text:style-name="T48">{</text:span></text:p>
      <text:p text:style-name="P58"><text:span text:style-name="T49"><text:tab/><text:tab/><text:tab/><text:tab/></text:span><text:span text:style-name="T40">LET</text:span><text:span text:style-name="T39"> pieceName = </text:span>placement<text:span text:style-name="T39">.white[i]</text:span></text:p>
      <text:p text:style-name="P64"><text:tab/><text:tab/><text:tab/><text:span text:style-name="T43"><text:tab/></text:span><text:span text:style-name="T40">LET</text:span> pieceObject = getPieceObjectFromString(pieceName)</text:p>
      <text:p text:style-name="P66"><text:tab/><text:tab/><text:tab/><text:tab/>currentTile.content = pieceObject</text:p>
      <text:p text:style-name="P68"><text:tab/><text:tab/><text:tab/>}</text:p>
      <text:p text:style-name="P64"/>
      <text:p text:style-name="P69"><text:tab/><text:tab/><text:tab/><text:span text:style-name="T46">currentTile</text:span><text:span text:style-name="T45"> = </text:span>getNextTile(tile)</text:p>
      <text:p text:style-name="P70"><text:tab/><text:tab/><text:tab/>i++</text:p>
      <text:p text:style-name="P69"><text:tab/><text:tab/><text:tab/></text:p>
      <text:p text:style-name="P64"><text:tab/><text:tab/><text:tab/></text:p>
      <text:p text:style-name="P71"><text:tab/><text:tab/>} WHILE: x &lt;= 7 AND y &lt;= 1</text:p>
      <text:p text:style-name="P60"/>
      <text:p text:style-name="P72"><text:tab/><text:tab/>// place the black pieces</text:p>
      <text:p text:style-name="P73"><text:tab/><text:tab/>let x = 0</text:p>
      <text:p text:style-name="P73"><text:tab/><text:tab/>let y = 6</text:p>
      <text:p text:style-name="P61"><text:tab/><text:tab/><text:span text:style-name="T34">DO {</text:span></text:p>
      <text:p text:style-name="P63"><text:tab/><text:tab/><text:tab/>IF <text:span text:style-name="T38">placement</text:span><text:span text:style-name="T39">.</text:span><text:span text:style-name="T56">black</text:span><text:span text:style-name="T39">[i]</text:span> is not falsy,<text:span text:style-name="T48">{</text:span></text:p>
      <text:p text:style-name="P59"><text:span text:style-name="T49"><text:tab/><text:tab/><text:tab/><text:tab/></text:span><text:span text:style-name="T40">LET</text:span><text:span text:style-name="T39"> pieceName = </text:span>placement<text:span text:style-name="T39">.</text:span><text:span text:style-name="T57">w</text:span><text:span text:style-name="T58">f2</text:span><text:span text:style-name="T57">hite</text:span><text:span text:style-name="T39">[i]</text:span></text:p>
      <text:p text:style-name="P65"><text:tab/><text:tab/><text:tab/><text:span text:style-name="T43"><text:tab/></text:span><text:span text:style-name="T40">LET</text:span> pieceObject = getPieceObjectFromString(pieceName)</text:p>
      <text:p text:style-name="P67"><text:tab/><text:tab/><text:tab/><text:tab/>currentTile.content = pieceObject</text:p>
      <text:p text:style-name="P74"><text:tab/><text:tab/><text:tab/></text:p>
      <text:p text:style-name="P61"><text:span text:style-name="T34"><text:tab/><text:tab/>} WHILE: x &lt;= 7 AND y &lt;= </text:span><text:span text:style-name="T36">7</text:span></text:p>
      <text:p text:style-name="P52"><text:span text:style-name="T29"><text:tab/></text:span>)</text:p>
      <text:p text:style-name="P53"><text:tab/><text:span text:style-name="T51">board.</text:span>update()</text:p>
      <text:p text:style-name="P50">}<text:span text:style-name="T19">)()</text:span></text:p>
      <text:p text:style-name="P7"/>
      <text:p text:style-name="P50">gamePlay{</text:p>
      <text:p text:style-name="P50"><text:span text:style-name="T4"><text:tab/></text:span>checkTileAction<text:span text:style-name="T3">(</text:span><text:span text:style-name="T54">clickedTile</text:span><text:span text:style-name="T3">)</text:span></text:p>
      <text:p text:style-name="P39"><text:tab/><text:tab/>IF there was <text:span text:style-name="T81">not </text:span>already a piece selected<text:span text:style-name="T81"> and their is a piece on this tile,</text:span></text:p>
      <text:p text:style-name="P89"><text:tab/><text:tab/>that is the same color as the players turn:</text:p>
      <text:p text:style-name="P94"><text:span text:style-name="T81"><text:tab/><text:tab/><text:tab/></text:span>startMove()</text:p>
      <text:p text:style-name="P95"/>
      <text:p text:style-name="P97"><text:tab/><text:tab/>IF there is a piece selected, and the clicked tile is available:</text:p>
      <text:p text:style-name="P98"><text:span text:style-name="T81"><text:tab/><text:tab/><text:tab/></text:span>endMove()</text:p>
      <text:p text:style-name="P98"/>
      <text:p text:style-name="P91"><text:tab/><text:tab/>IF there is a piece selected but the current tile is NOT available OR</text:p>
      <text:p text:style-name="P91"><text:tab/><text:tab/>it is also the selectedTile</text:p>
      <text:p text:style-name="P91"><text:tab/><text:tab/><text:tab/>deselect piece</text:p>
      <text:p text:style-name="P18"/>
      <text:p text:style-name="P17"/>
      <text:p text:style-name="P89"><text:tab/>startMove ()<text:tab/><text:tab/></text:p>
      <text:p text:style-name="P90"><text:tab/><text:tab/>give which tiles are available</text:p>
      <text:p text:style-name="P91"><text:tab/><text:tab/>update the board</text:p>
      <text:p text:style-name="P92"/>
      <text:p text:style-name="P89"><text:tab/>endMove()</text:p>
      <text:p text:style-name="P91"><text:tab/><text:tab/><text:span text:style-name="T82">IF clicked tile was available: move</text:span></text:p>
      <text:p text:style-name="P93"><text:tab/><text:tab/><text:tab/>placePiece(<text:span text:style-name="T83">oldTile, newTile</text:span>)</text:p>
      <text:p text:style-name="P93"><text:tab/><text:tab/>IF clicked tile was available: attack</text:p>
      <text:p text:style-name="P93"><text:tab/><text:tab/><text:tab/>attackTile(<text:span text:style-name="T83">oldTile, newTile</text:span>)</text:p>
      <text:p text:style-name="P20"/>
      <text:p text:style-name="P83"><text:tab/>placePiece(<text:span text:style-name="T84">oldTile, </text:span><text:span text:style-name="T55">newTile</text:span>)</text:p>
      <text:p text:style-name="P84"><text:tab/><text:tab/>newTile.content = oldTile.content</text:p>
      <text:p text:style-name="P84"><text:tab/><text:tab/>oldTile.content = ""</text:p>
      <text:p text:style-name="P85"><text:tab/><text:tab/>// make piece have hasMoved: true</text:p>
      <text:p text:style-name="P86"><text:tab/><text:tab/>selectedPiece = ""</text:p>
      <text:p text:style-name="P23"><text:tab/><text:tab/><text:span text:style-name="T88">pieces.</text:span>checkSpecialActions(oldTile, newTile)</text:p>
      <text:p text:style-name="P87"><text:tab/><text:tab/><text:span text:style-name="T85">end</text:span>Turn(<text:span text:style-name="T87">playerTurn</text:span>)</text:p>
      <text:p text:style-name="P88"/>
      <text:p text:style-name="P19"><text:soft-page-break/><text:tab/>attackTile(oldTile, newTile)</text:p>
      <text:p text:style-name="P19"><text:tab/><text:tab/>save <text:span text:style-name="T84">new</text:span>Tile.content in lostPieces[]</text:p>
      <text:p text:style-name="P21"><text:tab/><text:tab/>placePiece(oldTile, newTile)</text:p>
      <text:p text:style-name="P19"/>
      <text:p text:style-name="P99"><text:span text:style-name="T80"><text:tab/></text:span>endTurn(<text:span text:style-name="T86">previousPlayer</text:span>)</text:p>
      <text:p text:style-name="P86"><text:tab/><text:tab/>switch </text:p>
      <text:p text:style-name="P86"><text:tab/><text:tab/><text:tab/>case "white"</text:p>
      <text:p text:style-name="P86"><text:tab/><text:tab/><text:tab/><text:tab/>playerTurn = "black"</text:p>
      <text:p text:style-name="P86"/>
      <text:p text:style-name="P86"><text:tab/><text:tab/><text:tab/>case "black"</text:p>
      <text:p text:style-name="P86"><text:tab/><text:tab/><text:tab/><text:tab/>playerTurn = "white"</text:p>
      <text:p text:style-name="P22"><text:tab/><text:tab/></text:p>
      <text:p text:style-name="P100"><text:tab/><text:span text:style-name="T86"><text:tab/></text:span></text:p>
      <text:p text:style-name="P101"/>
      <text:p text:style-name="P102"><text:tab/>let selected<text:span text:style-name="T54">Tile </text:span>= ""</text:p>
      <text:p text:style-name="P96"><text:tab/>let playerTurn = "white"</text:p>
      <text:p text:style-name="P7">}</text:p>
      <text:p text:style-name="P50"/>
      <text:p text:style-name="P103">movementLogic {</text:p>
      <text:p text:style-name="P104"><text:tab/>updateAvailableTiles<text:span text:style-name="T64">() </text:span><text:span text:style-name="T59">{</text:span></text:p>
      <text:p text:style-name="P105"><text:tab/><text:tab/><text:span text:style-name="T62">RUN </text:span>getMovementData()</text:p>
      <text:p text:style-name="P105"><text:tab/><text:tab/><text:span text:style-name="T62">RUN </text:span>getAttackData()</text:p>
      <text:p text:style-name="P105"><text:tab/><text:tab/><text:span text:style-name="T60">let </text:span><text:span text:style-name="T61">availableTiles.</text:span><text:span text:style-name="T60">move = </text:span>calculateMovement<text:span text:style-name="T63">()</text:span></text:p>
      <text:p text:style-name="P105"><text:tab/><text:tab/><text:span text:style-name="T60">let </text:span><text:span text:style-name="T61">availableTiles.</text:span><text:span text:style-name="T60">attack = </text:span>calculateAttack<text:span text:style-name="T63">()</text:span></text:p>
      <text:p text:style-name="P106"><text:tab/><text:tab/>board.visualizeAvailableTiles<text:span text:style-name="T65">()</text:span></text:p>
      <text:p text:style-name="P107"><text:tab/>}</text:p>
      <text:p text:style-name="P108"><text:tab/><text:tab/></text:p>
      <text:p text:style-name="P105"><text:tab/>getMovementData()</text:p>
      <text:p text:style-name="P109"><text:tab/><text:tab/>IF the piece was not moved AND there is a firstmove present:</text:p>
      <text:p text:style-name="P109"><text:tab/><text:tab/><text:tab/>return piece.firstMove</text:p>
      <text:p text:style-name="P109"><text:tab/><text:tab/>ELSE</text:p>
      <text:p text:style-name="P109"><text:tab/><text:tab/><text:tab/>return piece.movement</text:p>
      <text:p text:style-name="P109"><text:tab/><text:tab/><text:tab/><text:tab/></text:p>
      <text:p text:style-name="P105"><text:tab/>getAttackData()</text:p>
      <text:p text:style-name="P110"><text:tab/><text:tab/>IF piece.attack is "movement"</text:p>
      <text:p text:style-name="P110"><text:tab/><text:tab/><text:tab/>return piece.movement</text:p>
      <text:p text:style-name="P110"><text:tab/><text:tab/>ELSE</text:p>
      <text:p text:style-name="P110"><text:tab/><text:tab/><text:tab/>return piece.attack<text:span text:style-name="T66"><text:tab/><text:tab/></text:span></text:p>
      <text:p text:style-name="P111"><text:tab/>getStepAmount()</text:p>
      <text:p text:style-name="P111"><text:tab/><text:tab/>IF stepAmount = continuous</text:p>
      <text:p text:style-name="P111"><text:tab/><text:tab/><text:tab/>return true</text:p>
      <text:p text:style-name="P111"><text:tab/><text:tab/>ELSE </text:p>
      <text:p text:style-name="P111"><text:tab/><text:tab/><text:tab/>return <text:span text:style-name="T67">tile.piece.</text:span>stepAmount</text:p>
      <text:p text:style-name="P111"><text:tab/></text:p>
      <text:p text:style-name="P105"><text:tab/><text:span text:style-name="T60">let </text:span><text:span text:style-name="T61">availableTiles.</text:span><text:span text:style-name="T60">move = </text:span>calculateMovement (<text:span text:style-name="T72">originTile</text:span>)</text:p>
      <text:p text:style-name="P111"><text:tab/><text:tab/>LET current<text:span text:style-name="T71">Tile</text:span> = tile.coordinate</text:p>
      <text:p text:style-name="P112"><text:tab/><text:tab/>LET newTile</text:p>
      <text:p text:style-name="P111"><text:tab/><text:tab/>LET i = getStepAmount</text:p>
      <text:p text:style-name="P113"><text:span text:style-name="T75"><text:tab/><text:tab/></text:span>// check every movement direction:</text:p>
      <text:p text:style-name="P113"><text:tab/><text:tab/>FOREACH piece.movement</text:p>
      <text:p text:style-name="P113"><text:tab/><text:tab/><text:tab/>LET <text:span text:style-name="T68">directionX</text:span> = pieceMovement[0]</text:p>
      <text:p text:style-name="P113"><text:tab/><text:tab/><text:tab/>LET <text:span text:style-name="T68">directionY</text:span> = pieceMovement[1]</text:p>
      <text:p text:style-name="P114"><text:tab/><text:tab/><text:tab/><text:span text:style-name="T72">followDirection: </text:span>FOR stepAmount of times, do the following:</text:p>
      <text:p text:style-name="P114"><text:tab/><text:tab/><text:tab/><text:tab/><text:span text:style-name="T69">let newX = current</text:span><text:span text:style-name="T71">Tile.x</text:span></text:p>
      <text:p text:style-name="P115"><text:tab/><text:tab/><text:tab/><text:tab/>let newY = currentTile.y</text:p>
      <text:p text:style-name="P116"><text:tab/><text:tab/><text:tab/><text:tab/>IF newX &gt; 7 OR newY &gt; 7 OR</text:p>
      <text:p text:style-name="P116"><text:tab/><text:tab/><text:tab/><text:tab/> <text:s text:c="2"/>newX &lt; 0 OR newY &lt; 0</text:p>
      <text:p text:style-name="P118"><text:span text:style-name="T75"><text:tab/><text:tab/><text:tab/><text:tab/><text:tab/></text:span>// <text:s/>tile is out of bounds</text:p>
      <text:p text:style-name="P116"><text:tab/><text:tab/><text:tab/><text:tab/><text:tab/>let currentTile = originTile</text:p>
      <text:p text:style-name="P116"><text:tab/><text:tab/><text:tab/><text:tab/><text:tab/><text:span text:style-name="T73">BREAK </text:span>followDirection loop</text:p>
      <text:p text:style-name="P119"><text:tab/><text:tab/><text:tab/><text:tab/>ELSE IF piece does not jump</text:p>
      <text:p text:style-name="P119"><text:span text:style-name="T75"><text:tab/><text:tab/><text:tab/><text:tab/><text:tab/></text:span>//check if there is another piece in the way</text:p>
      <text:p text:style-name="P120"><text:tab/><text:tab/><text:tab/><text:tab/><text:tab/>newTile = <text:span text:style-name="T72">boardTiles.x[newX].y[newY]</text:span></text:p>
      <text:p text:style-name="P121"><text:tab/><text:tab/><text:tab/><text:tab/><text:tab/><text:span text:style-name="T77">IF </text:span><text:span text:style-name="T76">newT</text:span>ile.content is not false</text:p>
      <text:p text:style-name="P123"><text:tab/><text:tab/><text:tab/><text:tab/><text:tab/><text:tab/>tile is occupied</text:p>
      <text:p text:style-name="P117"><text:tab/><text:tab/><text:tab/><text:tab/><text:tab/><text:span text:style-name="T77"><text:tab/></text:span>let currentTile = originTile</text:p>
      <text:p text:style-name="P117"><text:tab/><text:tab/><text:tab/><text:tab/><text:tab/><text:span text:style-name="T77"><text:tab/></text:span><text:span text:style-name="T73">BREAK </text:span>followDirection loop</text:p>
      <text:p text:style-name="P121"><text:tab/><text:tab/><text:tab/><text:tab/>ELSE</text:p>
      <text:p text:style-name="P122"><text:span text:style-name="T75"><text:tab/><text:tab/><text:tab/><text:tab/><text:tab/></text:span>// tile can apparently move here, add it to the available tiles</text:p>
      <text:p text:style-name="P124"><text:tab/><text:tab/><text:tab/><text:tab/><text:tab/>add newTile to availableTiles.move</text:p>
      <text:p text:style-name="P125"><text:tab/><text:tab/><text:tab/><text:tab/><text:tab/>// start checking one step further in the direction</text:p>
      <text:p text:style-name="P116"><text:soft-page-break/><text:tab/><text:tab/><text:tab/><text:tab/><text:span text:style-name="T78"><text:tab/></text:span>let <text:span text:style-name="T74">current</text:span>Tile = <text:span text:style-name="T77">newTile</text:span></text:p>
      <text:p text:style-name="P111"/>
      <text:p text:style-name="P111"/>
      <text:p text:style-name="P105"><text:tab/><text:span text:style-name="T60">let </text:span><text:span text:style-name="T61">availableTiles.</text:span><text:span text:style-name="T60">attack = </text:span>calculateAttack () //has significant logic</text:p>
      <text:p text:style-name="P103">}</text:p>
      <text:p text:style-name="P103"/>
      <text:p text:style-name="P12"/>
      <text:p text:style-name="P12"/>
      <text:p text:style-name="P14">add new update info, so that also highlights can be update<text:span text:style-name="T79">d</text:span></text:p>
      <text:p text:style-name="P15">add the svgs of the other pieces</text:p>
      <text:p text:style-name="P126">add the data for other pieces to the list</text:p>
      <text:p text:style-name="P15">add the placement to the original setup</text:p>
      <text:p text:style-name="P16">making a piece bounce slightly when placing it</text:p>
      <text:p text:style-name="P127">having more than 1 king</text:p>
      <text:p text:style-name="P127"/>
      <text:p text:style-name="P127"/>
      <text:p text:style-name="P128">make a list of pieces like this:</text:p>
      <text:p text:style-name="P128"/>
      <text:p text:style-name="P128"/>
      <text:p text:style-name="P135"/>
      <text:p text:style-name="P130">setupBoard("RNBQKBNRPPPPPPPP")</text:p>
      <text:p text:style-name="P128"><text:tab/>//setup <text:span text:style-name="T91">black</text:span> pieces</text:p>
      <text:p text:style-name="P132"><text:tab/>let i = 0</text:p>
      <text:p text:style-name="P131"><text:tab/>let t = 0</text:p>
      <text:p text:style-name="P128"><text:tab/><text:span text:style-name="T90">while</text:span> (i &lt; 16){</text:p>
      <text:p text:style-name="P128"><text:tab/><text:tab/>let symbol</text:p>
      <text:p text:style-name="P128"><text:tab/><text:tab/>let currentPiece = this.getPieceFromSymbolandColor(string.at(i)<text:span text:style-name="T90">, "</text:span><text:span text:style-name="T91">black</text:span><text:span text:style-name="T90">"</text:span>)</text:p>
      <text:p text:style-name="P131"><text:tab/><text:tab/>let currentTile = this.boardTilesObj[t]</text:p>
      <text:p text:style-name="P131"><text:tab/><text:tab/>i++</text:p>
      <text:p text:style-name="P131"><text:tab/><text:tab/>t++</text:p>
      <text:p text:style-name="P128"><text:tab/>}</text:p>
      <text:p text:style-name="P128"/>
      <text:p text:style-name="P132"><text:tab/>let i = <text:span text:style-name="T91">15</text:span></text:p>
      <text:p text:style-name="P132"><text:tab/>let t = <text:span text:style-name="T91">63</text:span></text:p>
      <text:p text:style-name="P129"><text:tab/><text:span text:style-name="T90">while</text:span> (i <text:span text:style-name="T91">&gt;</text:span> <text:span text:style-name="T91">0</text:span>){</text:p>
      <text:p text:style-name="P129"><text:tab/><text:tab/>let symbol</text:p>
      <text:p text:style-name="P129"><text:tab/><text:tab/>let currentPiece = this.getPieceFromSymbolandColor(string.at(i)<text:span text:style-name="T90">, "white"</text:span>)</text:p>
      <text:p text:style-name="P132"><text:tab/><text:tab/>let currentTile = this.boardTilesObj[t]</text:p>
      <text:p text:style-name="P132"><text:tab/><text:tab/>i++</text:p>
      <text:p text:style-name="P132"><text:tab/><text:tab/>t++</text:p>
      <text:p text:style-name="P129"><text:tab/>}</text:p>
      <text:p text:style-name="P129"/>
      <text:p text:style-name="P132"><text:tab/></text:p>
      <text:p text:style-name="P133">centralData</text:p>
      <text:p text:style-name="P133"><text:tab/>blackCiv: standard,</text:p>
      <text:p text:style-name="P133"><text:tab/>whiteCiv: standard,</text:p>
      <text:p text:style-name="P133"/>
      <text:p text:style-name="P133">pieces</text:p>
      <text:p text:style-name="P133"><text:tab/>placement:</text:p>
      <text:p text:style-name="P133"><text:tab/><text:tab/>standard: <text:span text:style-name="T89">"RNBQKBNRPPPPPPPP"</text:span></text:p>
      <text:p text:style-name="P133"/>
      <text:p text:style-name="P136">i</text:p>
      <text:p text:style-name="P133"/>
      <text:p text:style-name="P133"/>
      <text:p text:style-name="P133"/>
      <text:p text:style-name="P133"/>
      <text:p text:style-name="P133">add the option to have whiteSpace</text:p>
      <text:p text:style-name="P133"><text:tab/><text:tab/></text:p>
      <text:p text:style-name="P133"/>
      <text:p text:style-name="P133"/>
      <text:p text:style-name="P133"/>
      <text:p text:style-name="P134"/>
      <text:p text:style-name="P146">------------------------------------------------------</text:p>
      <text:p text:style-name="P144"><text:span text:style-name="T95">-- <text:s/></text:span>CLEAN, (ALMOST) FUNCTION-ONLY OVERVIEW OF CODE<text:span text:style-name="T95"> <text:s/>--</text:span></text:p>
      <text:p text:style-name="P145"><text:tab/>&gt;means this functions always called</text:p>
      <text:p text:style-name="P145"><text:tab/>/&gt;means this function is called conditionally</text:p>
      <text:p text:style-name="P145">------------------------------------------------------</text:p>
      <text:p text:style-name="P137"/>
      <text:p text:style-name="P137">CentralData{}</text:p>
      <text:p text:style-name="P137"><text:tab/>boardTilesArray[]</text:p>
      <text:p text:style-name="P137"><text:tab/>lostPieces[]</text:p>
      <text:p text:style-name="P137"><text:tab/>selectedTile</text:p>
      <text:p text:style-name="P137"><text:tab/>availableTiles{}</text:p>
      <text:p text:style-name="P137"><text:tab/><text:tab/>move</text:p>
      <text:p text:style-name="P137"><text:tab/><text:tab/>attack</text:p>
      <text:p text:style-name="P137"><text:tab/></text:p>
      <text:p text:style-name="P137"><text:tab/>blackCiv</text:p>
      <text:p text:style-name="P137"><text:tab/>whiteCiv</text:p>
      <text:p text:style-name="P137"/>
      <text:p text:style-name="P137"><text:tab/>getTileObjectXY</text:p>
      <text:p text:style-name="P137"><text:tab/>getPieceFromSymbolAndColor</text:p>
      <text:p text:style-name="P137"/>
      <text:p text:style-name="P137">board{}</text:p>
      <text:p text:style-name="P137"><text:tab/>tileFactory()</text:p>
      <text:p text:style-name="P137"><text:tab/>createTiles()</text:p>
      <text:p text:style-name="P137"><text:tab/><text:tab/>&gt;tileFactory()</text:p>
      <text:p text:style-name="P137"><text:tab/><text:tab/>&gt;createTileNode()</text:p>
      <text:p text:style-name="P137"><text:tab/><text:tab/>save tile in boardTilesArray[]</text:p>
      <text:p text:style-name="P137"><text:tab/>createTileNode()</text:p>
      <text:p text:style-name="P138"><text:tab/><text:tab/>add event listener</text:p>
      <text:p text:style-name="P138"><text:tab/></text:p>
      <text:p text:style-name="P137"><text:tab/></text:p>
      <text:p text:style-name="P137"><text:tab/><text:span text:style-name="T92">update()</text:span></text:p>
      <text:p text:style-name="P138"><text:tab/><text:tab/>display the content on each tile</text:p>
      <text:p text:style-name="P138"/>
      <text:p text:style-name="P138"><text:tab/>appendTiles()</text:p>
      <text:p text:style-name="P138"/>
      <text:p text:style-name="P138"><text:tab/>addHighlights()</text:p>
      <text:p text:style-name="P138"/>
      <text:p text:style-name="P138"><text:tab/>removeHighlights()</text:p>
      <text:p text:style-name="P138"/>
      <text:p text:style-name="P138">pieces{}</text:p>
      <text:p text:style-name="P138"><text:tab/>constructor()</text:p>
      <text:p text:style-name="P138"><text:tab/>list{}</text:p>
      <text:p text:style-name="P138"><text:tab/>placement{}</text:p>
      <text:p text:style-name="P138"/>
      <text:p text:style-name="P138">gamePlay()</text:p>
      <text:p text:style-name="P138"><text:tab/>checkTileAction</text:p>
      <text:p text:style-name="P138"><text:tab/><text:tab/>/&gt;deselectTile()</text:p>
      <text:p text:style-name="P138"><text:tab/><text:tab/>/&gt;startTurn()</text:p>
      <text:p text:style-name="P138"><text:tab/><text:tab/>/&gt;endTurn()</text:p>
      <text:p text:style-name="P138"><text:tab/><text:tab/>&gt;board.update()</text:p>
      <text:p text:style-name="P138"/>
      <text:p text:style-name="P138"><text:tab/>startTurn()</text:p>
      <text:p text:style-name="P147"><text:tab/><text:tab/>&gt;<text:span text:style-name="T97">checkSpecial</text:span><text:span text:style-name="T99">Start</text:span><text:span text:style-name="T98">Event</text:span><text:span text:style-name="T97">()</text:span></text:p>
      <text:p text:style-name="P138"><text:tab/><text:tab/>&gt;board.removeHighlights()</text:p>
      <text:p text:style-name="P138"><text:tab/><text:tab/>&gt;movementLogic.updateAvailableTiles()</text:p>
      <text:p text:style-name="P138"><text:tab/><text:tab/>&gt;board.addHig<text:span text:style-name="T96">h</text:span>lights()</text:p>
      <text:p text:style-name="P138"/>
      <text:p text:style-name="P138"><text:tab/>endTurn()</text:p>
      <text:p text:style-name="P138"><text:tab/><text:tab/>/&gt;placePiece</text:p>
      <text:p text:style-name="P138"><text:tab/><text:tab/>/&gt;doAttack</text:p>
      <text:p text:style-name="P138"><text:tab/><text:tab/>board.removeHighlights</text:p>
      <text:p text:style-name="P138"/>
      <text:p text:style-name="P138"><text:tab/>placePiece()</text:p>
      <text:p text:style-name="P147"><text:tab/><text:tab/>&gt;<text:span text:style-name="T97">checkSpecial</text:span><text:span text:style-name="T99">Placement</text:span><text:span text:style-name="T98">Event</text:span><text:span text:style-name="T97">()</text:span></text:p>
      <text:p text:style-name="P138"><text:tab/><text:tab/>&gt;closeTurn</text:p>
      <text:p text:style-name="P138"/>
      <text:p text:style-name="P138"><text:tab/>doAttack()</text:p>
      <text:p text:style-name="P147"><text:tab/><text:tab/>&gt;<text:span text:style-name="T97">checkSpecial</text:span><text:span text:style-name="T99">Attack</text:span><text:span text:style-name="T98">Event</text:span><text:span text:style-name="T97">()</text:span></text:p>
      <text:p text:style-name="P138"><text:tab/><text:tab/>&gt;placePiece()</text:p>
      <text:p text:style-name="P138"/>
      <text:p text:style-name="P138"><text:soft-page-break/><text:tab/>deselectPiece()</text:p>
      <text:p text:style-name="P138"><text:tab/><text:tab/>&gt;board.removeHighlights</text:p>
      <text:p text:style-name="P138"/>
      <text:p text:style-name="P138"><text:tab/>closeTurn()</text:p>
      <text:p text:style-name="P138"><text:tab/><text:tab/>switch player turn</text:p>
      <text:p text:style-name="P148"/>
      <text:p text:style-name="P149"><text:tab/>specialStartEvent()</text:p>
      <text:p text:style-name="P150"><text:tab/><text:tab/>castling</text:p>
      <text:p text:style-name="P150"><text:tab/><text:tab/>en passant<text:span text:style-name="T101">:</text:span></text:p>
      <text:p text:style-name="P151"><text:tab/><text:tab/>if this is a pawn</text:p>
      <text:p text:style-name="P150"><text:tab/><text:tab/></text:p>
      <text:p text:style-name="P149"><text:tab/>specialPlacementEvent()</text:p>
      <text:p text:style-name="P150"><text:tab/><text:tab/>pawn trading</text:p>
      <text:p text:style-name="P149"><text:tab/>specialAttackEvent()</text:p>
      <text:p text:style-name="P150"><text:tab/><text:tab/><text:span text:style-name="T100">explode bomb</text:span></text:p>
      <text:p text:style-name="P138"/>
      <text:p text:style-name="P138"/>
      <text:p text:style-name="P138"/>
      <text:p text:style-name="P138">movementLogic()</text:p>
      <text:p text:style-name="P139"><text:tab/>updateAvailableTiles()</text:p>
      <text:p text:style-name="P139"><text:tab/><text:tab/>&gt;getStepAmount()</text:p>
      <text:p text:style-name="P139"><text:tab/><text:tab/>&gt;getMovementData()</text:p>
      <text:p text:style-name="P139"><text:tab/><text:tab/>&gt;getAttackData()</text:p>
      <text:p text:style-name="P139"><text:tab/><text:tab/>&gt;calcMovement()</text:p>
      <text:p text:style-name="P139"><text:tab/><text:tab/>&gt;calcAttack()</text:p>
      <text:p text:style-name="P139"/>
      <text:p text:style-name="P139"><text:tab/>getMovementData()</text:p>
      <text:p text:style-name="P139"><text:tab/>getAttackData()</text:p>
      <text:p text:style-name="P139"><text:tab/>getStepAmount()</text:p>
      <text:p text:style-name="P139"><text:tab/></text:p>
      <text:p text:style-name="P139"><text:tab/>calcMovement()</text:p>
      <text:p text:style-name="P139"><text:tab/><text:tab/>move through every piece's direction unless stopped</text:p>
      <text:p text:style-name="P139"><text:s text:c="10"/><text:tab/>/availableTileObj.available = "move";</text:p>
      <text:p text:style-name="P139"/>
      <text:p text:style-name="P139"><text:tab/>calcAttack()</text:p>
      <text:p text:style-name="P139"><text:tab/><text:tab/>move through every piece's direction unless stopped</text:p>
      <text:p text:style-name="P139"><text:s text:c="10"/><text:tab/>/availableTileObj.available = "attack";</text:p>
      <text:p text:style-name="P139"/>
      <text:p text:style-name="P140">preparation{}</text:p>
      <text:p text:style-name="P140"><text:tab/>initializeGame()</text:p>
      <text:p text:style-name="P140"><text:tab/><text:tab/><text:span text:style-name="T93">&gt;</text:span>board.createTiles()</text:p>
      <text:p text:style-name="P140"><text:s/><text:tab/><text:tab/><text:span text:style-name="T93">&gt;</text:span>board.appendTiles();<text:tab/></text:p>
      <text:p text:style-name="P140"><text:tab/><text:span text:style-name="T93"><text:tab/>&gt;setupBoard()</text:span></text:p>
      <text:p text:style-name="P141"><text:tab/></text:p>
      <text:p text:style-name="P141"><text:tab/>setupBoard()</text:p>
      <text:p text:style-name="P141"><text:tab/><text:tab/><text:span text:style-name="T94">connect</text:span> pieces <text:span text:style-name="T94">and tiles </text:span>to their board placement</text:p>
      <text:p text:style-name="P141"/>
      <text:p text:style-name="P142">startGame({})()</text:p>
      <text:p text:style-name="P143"><text:tab/>&gt;preparation.initializeGame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31T02:36:15.932272147</dc:date>
    <meta:editing-duration>P1DT5H53M20S</meta:editing-duration>
    <meta:editing-cycles>280</meta:editing-cycles>
    <meta:document-statistic meta:table-count="0" meta:image-count="0" meta:object-count="0" meta:page-count="7" meta:paragraph-count="388" meta:word-count="980" meta:character-count="7892" meta:non-whitespace-character-count="6468"/>
  </office:meta>
</office:document-meta>
</file>